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2073862BDCD3DFB7F20.png" manifest:media-type="image/png"/>
  <manifest:file-entry manifest:full-path="Pictures/1000020100000243000001FD58F989ACDB8FDA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x="0.265cm" svg:y="0.333cm" svg:width="17cm" svg:height="14.945cm" draw:z-index="0"><draw:image xlink:href="Pictures/1000020100000243000001FD58F989ACDB8FDA63.png" xlink:type="simple" xlink:show="embed" xlink:actuate="onLoad" loext:mime-type="image/png"/></draw:frame><draw:frame draw:style-name="fr1" draw:name="图像2" text:anchor-type="paragraph" svg:x="0.265cm" svg:y="15.277cm" svg:width="17cm" svg:height="9.934cm" draw:z-index="1"><draw:image xlink:href="Pictures/1000020100000378000002073862BDCD3DFB7F20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4:53:16.201369161</meta:creation-date>
    <dc:date>2019-01-08T15:26:53.525830372</dc:date>
    <meta:editing-duration>PT30M51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